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@ip-172-31-89-182:~# history</text:p>
      <text:p text:style-name="Standard"><text:s text:c="4"/>1 <text:s/>cd ~</text:p>
      <text:p text:style-name="Standard"><text:s text:c="4"/>2 <text:s/>cd .ssh/</text:p>
      <text:p text:style-name="Standard"><text:s text:c="4"/>3 <text:s/>vim authorized_keys </text:p>
      <text:p text:style-name="Standard"><text:s text:c="4"/>4 <text:s/>systemctl restart ssh</text:p>
      <text:p text:style-name="Standard"><text:s text:c="4"/>5 <text:s/>exit</text:p>
      <text:p text:style-name="Standard"><text:s text:c="4"/>6 <text:s/>mkdir - /usr/www</text:p>
      <text:p text:style-name="Standard"><text:s text:c="4"/>7 <text:s/>cd /usr/www/</text:p>
      <text:p text:style-name="Standard"><text:s text:c="4"/>8 <text:s/>ls</text:p>
      <text:p text:style-name="Standard"><text:s text:c="4"/>9 <text:s/>apt install git</text:p>
      <text:p text:style-name="Standard"><text:s text:c="3"/>10 <text:s/>git clone -b dev https://github.com/BEKS-IT/hrcms.git</text:p>
      <text:p text:style-name="Standard"><text:s text:c="3"/>11 <text:s/>cd hrcms/</text:p>
      <text:p text:style-name="Standard"><text:s text:c="3"/>12 <text:s/>vim .env</text:p>
      <text:p text:style-name="Standard"><text:s text:c="3"/>13 <text:s/>cd client/</text:p>
      <text:p text:style-name="Standard"><text:s text:c="3"/>14 <text:s/>cd admin/</text:p>
      <text:p text:style-name="Standard"><text:s text:c="3"/>15 <text:s/>vim .env</text:p>
      <text:p text:style-name="Standard"><text:s text:c="3"/>16 <text:s/>cp .env ../danube/</text:p>
      <text:p text:style-name="Standard"><text:s text:c="3"/>17 <text:s/>cp .env ../dsa/</text:p>
      <text:p text:style-name="Standard"><text:s text:c="3"/>18 <text:s/>cp .env ../employer/</text:p>
      <text:p text:style-name="Standard"><text:s text:c="3"/>19 <text:s/>cp .env ../exchangeHouse/</text:p>
      <text:p text:style-name="Standard"><text:s text:c="3"/>20 <text:s/>cd ..</text:p>
      <text:p text:style-name="Standard"><text:s text:c="3"/>21 <text:s/>cd danube/</text:p>
      <text:p text:style-name="Standard"><text:s text:c="3"/>22 <text:s/>ls -a</text:p>
      <text:p text:style-name="Standard"><text:s text:c="3"/>23 <text:s/>cat .env </text:p>
      <text:p text:style-name="Standard"><text:s text:c="3"/>24 <text:s/>cd ..</text:p>
      <text:p text:style-name="Standard"><text:s text:c="3"/>25 <text:s/>cd hrcms/</text:p>
      <text:p text:style-name="Standard"><text:s text:c="3"/>26 <text:s/>cd ..</text:p>
      <text:p text:style-name="Standard"><text:s text:c="3"/>27 <text:s/>git clone git@github.com:BEKS-IT/hrcms-models.git</text:p>
      <text:p text:style-name="Standard"><text:s text:c="3"/>28 <text:s/>ls</text:p>
      <text:p text:style-name="Standard"><text:s text:c="3"/>29 <text:s/>rm -rf hrcms-models/</text:p>
      <text:p text:style-name="Standard"><text:s text:c="3"/>30 <text:s/>ls</text:p>
      <text:p text:style-name="Standard"><text:s text:c="3"/>31 <text:s/>yarn</text:p>
      <text:p text:style-name="Standard"><text:s text:c="3"/>32 <text:s/>curl -sL https://dl.yarnpkg.com/debian/pubkey.gpg | sudo apt-key add -</text:p>
      <text:p text:style-name="Standard"><text:s text:c="3"/>33 <text:s/>echo "deb https://dl.yarnpkg.com/debian/ stable main" | sudo tee /etc/apt/sources.list.d/yarn.list</text:p>
      <text:p text:style-name="Standard"><text:s text:c="3"/>34 <text:s/>apt install yarn -y</text:p>
      <text:p text:style-name="Standard"><text:s text:c="3"/>35 <text:s/>yarn --version</text:p>
      <text:p text:style-name="Standard"><text:s text:c="3"/>36 <text:s/>curl https://raw.githubusercontent.com/creationix/nvm/master/install.sh | bash </text:p>
      <text:p text:style-name="Standard"><text:s text:c="3"/>37 <text:s/>source ~/.profile </text:p>
      <text:p text:style-name="Standard"><text:s text:c="3"/>38 <text:s/>nvm install 19.8.1</text:p>
      <text:p text:style-name="Standard"><text:s text:c="3"/>39 <text:s/>node -v</text:p>
      <text:p text:style-name="Standard"><text:s text:c="3"/>40 <text:s/>yarn </text:p>
      <text:p text:style-name="Standard"><text:s text:c="3"/>41 <text:s/>apt purge yarn</text:p>
      <text:p text:style-name="Standard"><text:s text:c="3"/>42 <text:s/>apt uninstall yarn</text:p>
      <text:p text:style-name="Standard"><text:s text:c="3"/>43 <text:s/>curl --compressed -o- -L https://yarnpkg.com/install.sh | bash</text:p>
      <text:p text:style-name="Standard"><text:s text:c="3"/>44 <text:s/>yarn</text:p>
      <text:p text:style-name="Standard"><text:s text:c="3"/>45 <text:s/>npm i -g yarn</text:p>
      <text:p text:style-name="Standard"><text:s text:c="3"/>46 <text:s/>yarn</text:p>
      <text:p text:style-name="Standard"><text:s text:c="3"/>47 <text:s/>apt remove yarn -y</text:p>
      <text:p text:style-name="Standard"><text:s text:c="3"/>48 <text:s/>apt remove cmdtest -y</text:p>
      <text:p text:style-name="Standard"><text:soft-page-break/><text:s text:c="3"/>49 <text:s/>yarn</text:p>
      <text:p text:style-name="Standard"><text:s text:c="3"/>50 <text:s/>npm i -g yarn</text:p>
      <text:p text:style-name="Standard"><text:s text:c="3"/>51 <text:s/>yarn</text:p>
      <text:p text:style-name="Standard"><text:s text:c="3"/>52 <text:s/>npm install --global yarn</text:p>
      <text:p text:style-name="Standard"><text:s text:c="3"/>53 <text:s/>yarn</text:p>
      <text:p text:style-name="Standard"><text:s text:c="3"/>54 <text:s/>apt remove yarn</text:p>
      <text:p text:style-name="Standard"><text:s text:c="3"/>55 <text:s/>apt-get purge cmdtest</text:p>
      <text:p text:style-name="Standard"><text:s text:c="3"/>56 <text:s/>apt-get purge yarn</text:p>
      <text:p text:style-name="Standard"><text:s text:c="3"/>57 <text:s/>curl -sS https://dl.yarnpkg.com/debian/pubkey.gpg | sudo apt-key add -</text:p>
      <text:p text:style-name="Standard"><text:s text:c="3"/>58 <text:s/>echo "deb https://dl.yarnpkg.com/debian/ stable main" | sudo tee /etc/apt/sources.list.d/yarn.list</text:p>
      <text:p text:style-name="Standard"><text:s text:c="3"/>59 <text:s/>apt update &amp;&amp; sudo apt install yarn</text:p>
      <text:p text:style-name="Standard"><text:s text:c="3"/>60 <text:s/>yarn</text:p>
      <text:p text:style-name="Standard"><text:s text:c="3"/>61 <text:s/>ls</text:p>
      <text:p text:style-name="Standard"><text:s text:c="3"/>62 <text:s/>rm -rf node_modules/</text:p>
      <text:p text:style-name="Standard"><text:s text:c="3"/>63 <text:s/>rm -rf yarn.lock </text:p>
      <text:p text:style-name="Standard"><text:s text:c="3"/>64 <text:s/>cd hrcms/</text:p>
      <text:p text:style-name="Standard"><text:s text:c="3"/>65 <text:s/>yarn</text:p>
      <text:p text:style-name="Standard"><text:s text:c="3"/>66 <text:s/>cd client/</text:p>
      <text:p text:style-name="Standard"><text:s text:c="3"/>67 <text:s/>ls</text:p>
      <text:p text:style-name="Standard"><text:s text:c="3"/>68 <text:s/>cd admin/</text:p>
      <text:p text:style-name="Standard"><text:s text:c="3"/>69 <text:s/>cd ..</text:p>
      <text:p text:style-name="Standard"><text:s text:c="3"/>70 <text:s/>yarn upgrade hrcms-dist &amp;&amp; cd client/admin/ &amp;&amp; yarn &amp;&amp; yarn build &amp;&amp; cd ../employer &amp;&amp; yarn &amp;&amp; yarn build &amp;&amp; cd ../exchangeHouse &amp;&amp; yarn &amp;&amp; yarn build</text:p>
      <text:p text:style-name="Standard"><text:s text:c="3"/>71 <text:s/>snap install cmake --classic</text:p>
      <text:p text:style-name="Standard"><text:s text:c="3"/>72 <text:s/>yarn upgrade hrcms-dist &amp;&amp; cd client/admin/ &amp;&amp; yarn &amp;&amp; yarn build &amp;&amp; cd ../employer &amp;&amp; yarn &amp;&amp; yarn build &amp;&amp; cd ../exchangeHouse &amp;&amp; yarn &amp;&amp; yarn build</text:p>
      <text:p text:style-name="Standard"><text:s text:c="3"/>73 <text:s/>cd ..</text:p>
      <text:p text:style-name="Standard"><text:s text:c="3"/>74 <text:s/>yarn upgrade hrcms-dist &amp;&amp; cd client/admin/ &amp;&amp; yarn &amp;&amp; yarn build &amp;&amp; cd ../employer &amp;&amp; yarn &amp;&amp; yarn build &amp;&amp; cd ../exchangeHouse &amp;&amp; yarn &amp;&amp; yarn build</text:p>
      <text:p text:style-name="Standard"><text:s text:c="3"/>75 <text:s/>apt-get install build-essential</text:p>
      <text:p text:style-name="Standard"><text:s text:c="3"/>76 <text:s/>cd ../..</text:p>
      <text:p text:style-name="Standard"><text:s text:c="3"/>77 <text:s/>yarn upgrade hrcms-dist &amp;&amp; cd client/admin/ &amp;&amp; yarn &amp;&amp; yarn build &amp;&amp; cd ../employer &amp;&amp; yarn &amp;&amp; yarn build &amp;&amp; cd ../exchangeHouse &amp;&amp; yarn &amp;&amp; yarn build</text:p>
      <text:p text:style-name="Standard"><text:s text:c="3"/>78 <text:s/>npm install -g pm2</text:p>
      <text:p text:style-name="Standard"><text:s text:c="3"/>79 <text:s/>cd ../../</text:p>
      <text:p text:style-name="Standard"><text:s text:c="3"/>80 <text:s/>pm2 start --name getthelingo.com index.js -i max</text:p>
      <text:p text:style-name="Standard"><text:s text:c="3"/>81 <text:s/>pm2 startup</text:p>
      <text:p text:style-name="Standard"><text:s text:c="3"/>82 <text:s/>pm2 save</text:p>
      <text:p text:style-name="Standard"><text:s text:c="3"/>83 <text:s/>pm2 logs getthelingo.com</text:p>
      <text:p text:style-name="Standard"><text:s text:c="3"/>84 <text:s/>apt update</text:p>
      <text:p text:style-name="Standard"><text:s text:c="3"/>85 <text:s/>apt install nginx</text:p>
      <text:p text:style-name="Standard"><text:s text:c="3"/>86 <text:s/>ls</text:p>
      <text:p text:style-name="Standard"><text:s text:c="3"/>87 <text:s/>cd /etc/nginx/</text:p>
      <text:p text:style-name="Standard"><text:s text:c="3"/>88 <text:s/>ls</text:p>
      <text:p text:style-name="Standard"><text:s text:c="3"/>89 <text:s/>cd conf.d/</text:p>
      <text:p text:style-name="Standard"><text:s text:c="3"/>90 <text:s/>ls</text:p>
      <text:p text:style-name="Standard"><text:s text:c="3"/>91 <text:s/>vim getthelingo.com</text:p>
      <text:p text:style-name="Standard"><text:s text:c="3"/>92 <text:s/>systemctl status nginx</text:p>
      <text:p text:style-name="Standard"><text:s text:c="3"/>93 <text:s/>systemctl enable nginx</text:p>
      <text:p text:style-name="Standard"><text:soft-page-break/><text:s text:c="3"/>94 <text:s/>systemctl stop nginx</text:p>
      <text:p text:style-name="Standard"><text:s text:c="3"/>95 <text:s/>snap install core; snap refresh core</text:p>
      <text:p text:style-name="Standard"><text:s text:c="3"/>96 <text:s/>apt update</text:p>
      <text:p text:style-name="Standard"><text:s text:c="3"/>97 <text:s/>snap install --classic certbot</text:p>
      <text:p text:style-name="Standard"><text:s text:c="3"/>98 <text:s/>ln -s /snap/bin/certbot /usr/bin/certbot</text:p>
      <text:p text:style-name="Standard"><text:s text:c="3"/>99 <text:s/>ufw status</text:p>
      <text:p text:style-name="Standard"><text:s text:c="2"/>100 <text:s/>systemctl status snap.certbot.renew.service</text:p>
      <text:p text:style-name="Standard"><text:s text:c="2"/>101 <text:s/>certbot --nginx -d getthelingo.com -d dsa.getthelingo.com -d danube.getthelingo.com -d admin.getthelingo.com -d employer.getthelingo.com -d exchangehouse.getthelingo.com</text:p>
      <text:p text:style-name="Standard"><text:s text:c="2"/>102 <text:s/>cd ../</text:p>
      <text:p text:style-name="Standard"><text:s text:c="2"/>103 <text:s/>cd sites-enabled/</text:p>
      <text:p text:style-name="Standard"><text:s text:c="2"/>104 <text:s/>ls</text:p>
      <text:p text:style-name="Standard"><text:s text:c="2"/>105 <text:s/>cat default </text:p>
      <text:p text:style-name="Standard"><text:s text:c="2"/>106 <text:s/>vim default </text:p>
      <text:p text:style-name="Standard"><text:s text:c="2"/>107 <text:s/>rm -rf default </text:p>
      <text:p text:style-name="Standard"><text:s text:c="2"/>108 <text:s/>cd ..</text:p>
      <text:p text:style-name="Standard"><text:s text:c="2"/>109 <text:s/>vim nginx.conf </text:p>
      <text:p text:style-name="Standard"><text:s text:c="2"/>110 <text:s/>cd conf.d/</text:p>
      <text:p text:style-name="Standard"><text:s text:c="2"/>111 <text:s/>ls</text:p>
      <text:p text:style-name="Standard"><text:s text:c="2"/>112 <text:s/>mv getthelingo.com getthelingo.com.conf</text:p>
      <text:p text:style-name="Standard"><text:s text:c="2"/>113 <text:s/>ls</text:p>
      <text:p text:style-name="Standard"><text:s text:c="2"/>114 <text:s/>cat getthelingo.com.conf </text:p>
      <text:p text:style-name="Standard"><text:s text:c="2"/>115 <text:s/>nginx -t</text:p>
      <text:p text:style-name="Standard"><text:s text:c="2"/>116 <text:s/>cd ~</text:p>
      <text:p text:style-name="Standard"><text:s text:c="2"/>117 <text:s/>cd .ssh/</text:p>
      <text:p text:style-name="Standard"><text:s text:c="2"/>118 <text:s/>ls</text:p>
      <text:p text:style-name="Standard"><text:s text:c="2"/>119 <text:s/>ssh-keygen</text:p>
      <text:p text:style-name="Standard"><text:s text:c="2"/>120 <text:s/>ls</text:p>
      <text:p text:style-name="Standard"><text:s text:c="2"/>121 <text:s/>cat id_rsa.pub </text:p>
      <text:p text:style-name="Standard"><text:s text:c="2"/>122 <text:s/>vim authorized_keys </text:p>
      <text:p text:style-name="Standard"><text:s text:c="2"/>123 <text:s/>systemctl restart ssh</text:p>
      <text:p text:style-name="Standard"><text:s text:c="2"/>124 <text:s/>cat id_rsa</text:p>
      <text:p text:style-name="Standard"><text:s text:c="2"/>125 <text:s/>cat id_rsa.pub </text:p>
      <text:p text:style-name="Standard"><text:s text:c="2"/>126 <text:s/>cd /etc/nginx/conf.d/</text:p>
      <text:p text:style-name="Standard"><text:s text:c="2"/>127 <text:s/>vim danube.getthelingo.com.conf</text:p>
      <text:p text:style-name="Standard"><text:s text:c="2"/>128 <text:s/>vim admin.getthelingo.com.conf</text:p>
      <text:p text:style-name="Standard"><text:s text:c="2"/>129 <text:s/>ls</text:p>
      <text:p text:style-name="Standard"><text:s text:c="2"/>130 <text:s/>vim employer.getthelingo.com.conf</text:p>
      <text:p text:style-name="Standard"><text:s text:c="2"/>131 <text:s/>ls</text:p>
      <text:p text:style-name="Standard"><text:s text:c="2"/>132 <text:s/>vim exchangehouse.getthelingo.com</text:p>
      <text:p text:style-name="Standard"><text:s text:c="2"/>133 <text:s/>ls</text:p>
      <text:p text:style-name="Standard"><text:s text:c="2"/>134 <text:s/>nginx -t</text:p>
      <text:p text:style-name="Standard"><text:s text:c="2"/>135 <text:s/>systemctl restart nginx</text:p>
      <text:p text:style-name="Standard"><text:s text:c="2"/>136 <text:s/>systemctl status nginx</text:p>
      <text:p text:style-name="Standard"><text:s text:c="2"/>137 <text:s/>nginx -t</text:p>
      <text:p text:style-name="Standard"><text:s text:c="2"/>138 <text:s/>cd /var/log/nginx/</text:p>
      <text:p text:style-name="Standard"><text:s text:c="2"/>139 <text:s/>ls</text:p>
      <text:p text:style-name="Standard"><text:s text:c="2"/>140 <text:s/>cat error.log </text:p>
      <text:p text:style-name="Standard"><text:s text:c="2"/>141 <text:s/>fuser -k 80/tcp</text:p>
      <text:p text:style-name="Standard"><text:soft-page-break/><text:s text:c="2"/>142 <text:s/>fuser -k 443/tcp</text:p>
      <text:p text:style-name="Standard"><text:s text:c="2"/>143 <text:s/>systemctl restart nginx</text:p>
      <text:p text:style-name="Standard"><text:s text:c="2"/>144 <text:s/>systemctl status nginx</text:p>
      <text:p text:style-name="Standard"><text:s text:c="2"/>145 <text:s/>cd /etc/nginx/conf.d/</text:p>
      <text:p text:style-name="Standard"><text:s text:c="2"/>146 <text:s/>ls</text:p>
      <text:p text:style-name="Standard"><text:s text:c="2"/>147 <text:s/>vim exchangehouse.getthelingo.com </text:p>
      <text:p text:style-name="Standard"><text:s text:c="2"/>148 <text:s/>vim admin.getthelingo.com.conf </text:p>
      <text:p text:style-name="Standard"><text:s text:c="2"/>149 <text:s/>vim employer.getthelingo.com.conf </text:p>
      <text:p text:style-name="Standard"><text:s text:c="2"/>150 <text:s/>cd /usr/www/hrcms/client/</text:p>
      <text:p text:style-name="Standard"><text:s text:c="2"/>151 <text:s/>ls</text:p>
      <text:p text:style-name="Standard"><text:s text:c="2"/>152 <text:s/>cd exchangeHouse/</text:p>
      <text:p text:style-name="Standard"><text:s text:c="2"/>153 <text:s/>ls</text:p>
      <text:p text:style-name="Standard"><text:s text:c="2"/>154 <text:s/>rm -rf build</text:p>
      <text:p text:style-name="Standard"><text:s text:c="2"/>155 <text:s/>yarn build</text:p>
      <text:p text:style-name="Standard"><text:s text:c="2"/>156 <text:s/>systemctl restart nginx</text:p>
      <text:p text:style-name="Standard"><text:s text:c="2"/>157 <text:s/>systemctl status nginx</text:p>
      <text:p text:style-name="Standard"><text:s text:c="2"/>158 <text:s/>cd /etc/nginx/conf.d/</text:p>
      <text:p text:style-name="Standard"><text:s text:c="2"/>159 <text:s/>vim exchangehouse.getthelingo.com </text:p>
      <text:p text:style-name="Standard"><text:s text:c="2"/>160 <text:s/>mv exchangehouse.getthelingo.com exchangehouse.getthelingo.com.conf</text:p>
      <text:p text:style-name="Standard"><text:s text:c="2"/>161 <text:s/>vim exchangehouse.getthelingo.com.conf </text:p>
      <text:p text:style-name="Standard"><text:s text:c="2"/>162 <text:s/>systemctl restart nginx</text:p>
      <text:p text:style-name="Standard"><text:s text:c="2"/>163 <text:s/>ls</text:p>
      <text:p text:style-name="Standard"><text:s text:c="2"/>164 <text:s/>vim exchangehouse.getthelingo.com.conf </text:p>
      <text:p text:style-name="Standard"><text:s text:c="2"/>165 <text:s/>systemctl status nginx</text:p>
      <text:p text:style-name="Standard"><text:s text:c="2"/>166 <text:s/>cd /etc/nginx/conf.d/</text:p>
      <text:p text:style-name="Standard"><text:s text:c="2"/>167 <text:s/>vim getthelingo.com.conf </text:p>
      <text:p text:style-name="Standard"><text:s text:c="2"/>168 <text:s/>systemctl restart nginx</text:p>
      <text:p text:style-name="Standard"><text:s text:c="2"/>169 <text:s/>vim getthelingo.com.conf </text:p>
      <text:p text:style-name="Standard"><text:s text:c="2"/>170 <text:s/>systemctl restart nginx</text:p>
      <text:p text:style-name="Standard"><text:s text:c="2"/>171 <text:s/>whereis yarn</text:p>
      <text:p text:style-name="Standard"><text:s text:c="2"/>172 <text:s/>/root/.nvm/versions/node/v19.8.1/bin/yarn --version</text:p>
      <text:p text:style-name="Standard"><text:s text:c="2"/>173 <text:s/>/usr/bin/yarn --version</text:p>
      <text:p text:style-name="Standard"><text:s text:c="2"/>174 <text:s/>/usr/share/yarn --version</text:p>
      <text:p text:style-name="Standard"><text:s text:c="2"/>175 <text:s/>/root/.yarn/bin/yarn --version</text:p>
      <text:p text:style-name="Standard"><text:s text:c="2"/>176 <text:s/>cd /usr/www/hrcms/</text:p>
      <text:p text:style-name="Standard"><text:s text:c="2"/>177 <text:s/>/root/.nvm/versions/node/v19.8.1/bin/yarn install</text:p>
      <text:p text:style-name="Standard"><text:s text:c="2"/>178 <text:s/>whereis node</text:p>
      <text:p text:style-name="Standard"><text:s text:c="2"/>179 <text:s/>/usr/bin/node -v</text:p>
      <text:p text:style-name="Standard"><text:s text:c="2"/>180 <text:s/>apt purge node</text:p>
      <text:p text:style-name="Standard"><text:s text:c="2"/>181 <text:s/>apt-get remove nodejs</text:p>
      <text:p text:style-name="Standard"><text:s text:c="2"/>182 <text:s/>apt-get purge nodejs</text:p>
      <text:p text:style-name="Standard"><text:s text:c="2"/>183 <text:s/>apt-get autoremove</text:p>
      <text:p text:style-name="Standard"><text:s text:c="2"/>184 <text:s/>node</text:p>
      <text:p text:style-name="Standard"><text:s text:c="2"/>185 <text:s/>whereis node</text:p>
      <text:p text:style-name="Standard"><text:s text:c="2"/>186 <text:s/>whereis yatn</text:p>
      <text:p text:style-name="Standard"><text:s text:c="2"/>187 <text:s/>whereis yarn</text:p>
      <text:p text:style-name="Standard"><text:s text:c="2"/>188 <text:s/>which yarn</text:p>
      <text:p text:style-name="Standard"><text:s text:c="2"/>189 <text:s/>rm -rf /root/.yarn/bin/yarn</text:p>
      <text:p text:style-name="Standard"><text:s text:c="2"/>190 <text:s/>rm -rf /usr/bin/yarn</text:p>
      <text:p text:style-name="Standard"><text:soft-page-break/><text:s text:c="2"/>191 <text:s/>which yarn</text:p>
      <text:p text:style-name="Standard"><text:s text:c="2"/>192 <text:s/>/usr/bin/env</text:p>
      <text:p text:style-name="Standard"><text:s text:c="2"/>193 <text:s/>vim /usr/bin/env</text:p>
      <text:p text:style-name="Standard"><text:s text:c="2"/>194 <text:s/>nvm ls</text:p>
      <text:p text:style-name="Standard"><text:s text:c="2"/>195 <text:s/>nvm use 19.8.1</text:p>
      <text:p text:style-name="Standard"><text:s text:c="2"/>196 <text:s/>npm uninstall -g yarn</text:p>
      <text:p text:style-name="Standard"><text:s text:c="2"/>197 <text:s/>whereis yarn</text:p>
      <text:p text:style-name="Standard"><text:s text:c="2"/>198 <text:s/>cd /usr/share/yarn</text:p>
      <text:p text:style-name="Standard"><text:s text:c="2"/>199 <text:s/>ls</text:p>
      <text:p text:style-name="Standard"><text:s text:c="2"/>200 <text:s/>cd bin</text:p>
      <text:p text:style-name="Standard"><text:s text:c="2"/>201 <text:s/>ls</text:p>
      <text:p text:style-name="Standard"><text:s text:c="2"/>202 <text:s/>cd ../</text:p>
      <text:p text:style-name="Standard"><text:s text:c="2"/>203 <text:s/>ls</text:p>
      <text:p text:style-name="Standard"><text:s text:c="2"/>204 <text:s/>cd ..</text:p>
      <text:p text:style-name="Standard"><text:s text:c="2"/>205 <text:s/>rm -rf yarn</text:p>
      <text:p text:style-name="Standard"><text:s text:c="2"/>206 <text:s/>npm -i -g yarn</text:p>
      <text:p text:style-name="Standard"><text:s text:c="2"/>207 <text:s/>npm i -g yarn</text:p>
      <text:p text:style-name="Standard"><text:s text:c="2"/>208 <text:s/>whereis yarn</text:p>
      <text:p text:style-name="Standard"><text:s text:c="2"/>209 <text:s/>ln -s /root/.nvm/versions/node/v19.8.1/bin/node /usr/bin/node</text:p>
      <text:p text:style-name="Standard"><text:s text:c="2"/>210 <text:s/>whereis pm2 </text:p>
      <text:p text:style-name="Standard"><text:s text:c="2"/>211 <text:s/>telnet 83.111.40.2 8083</text:p>
      <text:p text:style-name="Standard"><text:s text:c="2"/>212 <text:s/>pm2 ls</text:p>
      <text:p text:style-name="Standard"><text:s text:c="2"/>213 <text:s/>pm2 logs getthelingo.com</text:p>
      <text:p text:style-name="Standard"><text:s text:c="2"/>214 <text:s/>tail -f /root/.pm2/logs/getthelingo.com-out.log</text:p>
      <text:p text:style-name="Standard"><text:s text:c="2"/>215 <text:s/>cat /root/.pm2/logs/getthelingo.com-out.log</text:p>
      <text:p text:style-name="Standard"><text:s text:c="2"/>216 <text:s/>cd /usr/www/hrcms/</text:p>
      <text:p text:style-name="Standard"><text:s text:c="2"/>217 <text:s/>cat .env </text:p>
      <text:p text:style-name="Standard"><text:s text:c="2"/>218 <text:s/>vim .env </text:p>
      <text:p text:style-name="Standard"><text:s text:c="2"/>219 <text:s/>pm2 restart getthelingo.com</text:p>
      <text:p text:style-name="Standard"><text:s text:c="2"/>220 <text:s/>cd /usr/www/hrcms/</text:p>
      <text:p text:style-name="Standard"><text:s text:c="2"/>221 <text:s/>cat .env </text:p>
      <text:p text:style-name="Standard"><text:s text:c="2"/>222 <text:s/>tracert 83.111.40.2</text:p>
      <text:p text:style-name="Standard"><text:s text:c="2"/>223 <text:s/>tracer 83.111.40.2</text:p>
      <text:p text:style-name="Standard"><text:s text:c="2"/>224 <text:s/>apt install pvm-dev</text:p>
      <text:p text:style-name="Standard"><text:s text:c="2"/>225 <text:s/>apt install tracert</text:p>
      <text:p text:style-name="Standard"><text:s text:c="2"/>226 <text:s/>traceroute 83.111.40.2</text:p>
      <text:p text:style-name="Standard"><text:s text:c="2"/>227 <text:s/>apt install inetutils-traceroute</text:p>
      <text:p text:style-name="Standard"><text:s text:c="2"/>228 <text:s/>traceroute 83.111.40.2</text:p>
      <text:p text:style-name="Standard"><text:s text:c="2"/>229 <text:s/>free -h</text:p>
      <text:p text:style-name="Standard"><text:s text:c="2"/>230 <text:s/>df -h</text:p>
      <text:p text:style-name="Standard"><text:s text:c="2"/>231 <text:s/>top</text:p>
      <text:p text:style-name="Standard"><text:s text:c="2"/>232 <text:s/>exit</text:p>
      <text:p text:style-name="Standard"><text:s text:c="2"/>233 <text:s/>pm2 ls</text:p>
      <text:p text:style-name="Standard"><text:s text:c="2"/>234 <text:s/>pm2 logs getthelingo.com</text:p>
      <text:p text:style-name="Standard"><text:s text:c="2"/>235 <text:s/>pm2 logs getthelingo.com --lines 1000</text:p>
      <text:p text:style-name="Standard"><text:s text:c="2"/>236 <text:s/>ls</text:p>
      <text:p text:style-name="Standard"><text:s text:c="2"/>237 <text:s/>cd /usr/www/hrcms/</text:p>
      <text:p text:style-name="Standard"><text:s text:c="2"/>238 <text:s/>ls</text:p>
      <text:p text:style-name="Standard"><text:s text:c="2"/>239 <text:s/>cd src/</text:p>
      <text:p text:style-name="Standard"><text:soft-page-break/><text:s text:c="2"/>240 <text:s/>ls</text:p>
      <text:p text:style-name="Standard"><text:s text:c="2"/>241 <text:s/>cd modules/</text:p>
      <text:p text:style-name="Standard"><text:s text:c="2"/>242 <text:s/>ls</text:p>
      <text:p text:style-name="Standard"><text:s text:c="2"/>243 <text:s/>cd approvals/</text:p>
      <text:p text:style-name="Standard"><text:s text:c="2"/>244 <text:s/>ls</text:p>
      <text:p text:style-name="Standard"><text:s text:c="2"/>245 <text:s/>cat approvals.</text:p>
      <text:p text:style-name="Standard"><text:s text:c="2"/>246 <text:s/>cat approvals.controller.js </text:p>
      <text:p text:style-name="Standard"><text:s text:c="2"/>247 <text:s/>vim approvals.controller.js </text:p>
      <text:p text:style-name="Standard"><text:s text:c="2"/>248 <text:s/>pm2 restart getthelingo.com</text:p>
      <text:p text:style-name="Standard"><text:s text:c="2"/>249 <text:s/>pm2 logs getthelingo.com</text:p>
      <text:p text:style-name="Standard"><text:s text:c="2"/>250 <text:s/>vim approvals.controller.js </text:p>
      <text:p text:style-name="Standard"><text:s text:c="2"/>251 <text:s/>pm2 restart getthelingo.com</text:p>
      <text:p text:style-name="Standard"><text:s text:c="2"/>252 <text:s/>pm2 logs getthelingo.com</text:p>
      <text:p text:style-name="Standard"><text:s text:c="2"/>253 <text:s/>vim approvals.controller.js </text:p>
      <text:p text:style-name="Standard"><text:s text:c="2"/>254 <text:s/>git restore approvals.controller.js</text:p>
      <text:p text:style-name="Standard"><text:s text:c="2"/>255 <text:s/>git status</text:p>
      <text:p text:style-name="Standard"><text:s text:c="2"/>256 <text:s/>pm2 restart getthelingo.com</text:p>
      <text:p text:style-name="Standard"><text:s text:c="2"/>257 <text:s/>pm2 logs getthelingo.com</text:p>
      <text:p text:style-name="Standard"><text:s text:c="2"/>258 <text:s/>cd ..</text:p>
      <text:p text:style-name="Standard"><text:s text:c="2"/>259 <text:s/>cat .env </text:p>
      <text:p text:style-name="Standard"><text:s text:c="2"/>260 <text:s/>vim .env </text:p>
      <text:p text:style-name="Standard"><text:s text:c="2"/>261 <text:s/>pm2 restart getthelingo.com</text:p>
      <text:p text:style-name="Standard"><text:s text:c="2"/>262 <text:s/>pm2 logs getthelingo.com</text:p>
      <text:p text:style-name="Standard"><text:s text:c="2"/>263 <text:s/>cat /root/.pm2/logs/getthelingo.com-out.log</text:p>
      <text:p text:style-name="Standard"><text:s text:c="2"/>264 <text:s/>vim .env </text:p>
      <text:p text:style-name="Standard"><text:s text:c="2"/>265 <text:s/>pm2 restart getthelingo.com</text:p>
      <text:p text:style-name="Standard"><text:s text:c="2"/>266 <text:s/>pm2 logs getthelingo.com</text:p>
      <text:p text:style-name="Standard"><text:s text:c="2"/>267 <text:s/>cd /usr/www/hrcms/</text:p>
      <text:p text:style-name="Standard"><text:s text:c="2"/>268 <text:s/>vim .env </text:p>
      <text:p text:style-name="Standard"><text:s text:c="2"/>269 <text:s/>pm2 restart getthelingo.com</text:p>
      <text:p text:style-name="Standard"><text:s text:c="2"/>270 <text:s/>pm2 logs getthelingo.com</text:p>
      <text:p text:style-name="Standard"><text:s text:c="2"/>271 <text:s/>cd /etc/nginx/conf.d/</text:p>
      <text:p text:style-name="Standard"><text:s text:c="2"/>272 <text:s/>ls</text:p>
      <text:p text:style-name="Standard"><text:s text:c="2"/>273 <text:s/>vim getthelingo.com.conf </text:p>
      <text:p text:style-name="Standard"><text:s text:c="2"/>274 <text:s/>vim admin.getthelingo.com.conf </text:p>
      <text:p text:style-name="Standard"><text:s text:c="2"/>275 <text:s/>vim exchangehouse.getthelingo.com.conf </text:p>
      <text:p text:style-name="Standard"><text:s text:c="2"/>276 <text:s/>vim employer.getthelingo.com.conf </text:p>
      <text:p text:style-name="Standard"><text:s text:c="2"/>277 <text:s/>nginx -t</text:p>
      <text:p text:style-name="Standard"><text:s text:c="2"/>278 <text:s/>systemctl restart nginx</text:p>
      <text:p text:style-name="Standard"><text:s text:c="2"/>279 <text:s/>ls</text:p>
      <text:p text:style-name="Standard"><text:s text:c="2"/>280 <text:s/>vim getthelingo.com.conf </text:p>
      <text:p text:style-name="Standard"><text:s text:c="2"/>281 <text:s/>cd /etc/nginx/conf.d/</text:p>
      <text:p text:style-name="Standard"><text:s text:c="2"/>282 <text:s/>ls</text:p>
      <text:p text:style-name="Standard"><text:s text:c="2"/>283 <text:s/>vim admin.getthelingo.com.conf </text:p>
      <text:p text:style-name="Standard"><text:s text:c="2"/>284 <text:s/>nginx -t</text:p>
      <text:p text:style-name="Standard"><text:s text:c="2"/>285 <text:s/>systemctl restart nginx</text:p>
      <text:p text:style-name="Standard"><text:s text:c="2"/>286 <text:s/>vim admin.getthelingo.com.conf </text:p>
      <text:p text:style-name="Standard"><text:s text:c="2"/>287 <text:s/>ls</text:p>
      <text:p text:style-name="Standard"><text:s text:c="2"/>288 <text:s/>vim danube.getthelingo.com.conf </text:p>
      <text:p text:style-name="Standard"><text:soft-page-break/><text:s text:c="2"/>289 <text:s/>cd emp</text:p>
      <text:p text:style-name="Standard"><text:s text:c="2"/>290 <text:s/>vim employer.getthelingo.com.conf </text:p>
      <text:p text:style-name="Standard"><text:s text:c="2"/>291 <text:s/>vim exchangehouse.getthelingo.com.conf </text:p>
      <text:p text:style-name="Standard"><text:s text:c="2"/>292 <text:s/>vim getthelingo.com.conf </text:p>
      <text:p text:style-name="Standard"><text:s text:c="2"/>293 <text:s/>nginx -t</text:p>
      <text:p text:style-name="Standard"><text:s text:c="2"/>294 <text:s/>systemctl restart nginx</text:p>
      <text:p text:style-name="Standard"><text:s text:c="2"/>295 <text:s/>cd /etc/nginx/conf.d/</text:p>
      <text:p text:style-name="Standard"><text:s text:c="2"/>296 <text:s/>cat admin.getthelingo.com.conf </text:p>
      <text:p text:style-name="Standard"><text:s text:c="2"/>297 <text:s/>cd /etc/nginx/conf.d/</text:p>
      <text:p text:style-name="Standard"><text:s text:c="2"/>298 <text:s/>ls</text:p>
      <text:p text:style-name="Standard"><text:s text:c="2"/>299 <text:s/>vim admin.getthelingo.com.conf </text:p>
      <text:p text:style-name="Standard"><text:s text:c="2"/>300 <text:s/>vim exchangehouse.getthelingo.com.conf </text:p>
      <text:p text:style-name="Standard"><text:s text:c="2"/>301 <text:s/>vim admin.getthelingo.com.conf </text:p>
      <text:p text:style-name="Standard"><text:s text:c="2"/>302 <text:s/>vim danube.getthelingo.com.conf </text:p>
      <text:p text:style-name="Standard"><text:s text:c="2"/>303 <text:s/>vim getthelingo.com.conf </text:p>
      <text:p text:style-name="Standard"><text:s text:c="2"/>304 <text:s/>vim employer.getthelingo.com.conf </text:p>
      <text:p text:style-name="Standard"><text:s text:c="2"/>305 <text:s/>pm2 ls</text:p>
      <text:p text:style-name="Standard"><text:s text:c="2"/>306 <text:s/>pm2 delete getthelingo.com</text:p>
      <text:p text:style-name="Standard"><text:s text:c="2"/>307 <text:s/>pm2 save</text:p>
      <text:p text:style-name="Standard"><text:s text:c="2"/>308 <text:s/>ls</text:p>
      <text:p text:style-name="Standard"><text:s text:c="2"/>309 <text:s/>clear</text:p>
      <text:p text:style-name="Standard"><text:s text:c="2"/>310 <text:s/>ls</text:p>
      <text:p text:style-name="Standard"><text:s text:c="2"/>311 <text:s/>vim admin.getthelingo.com.conf </text:p>
      <text:p text:style-name="Standard"><text:s text:c="2"/>312 <text:s/>vim exchangehouse.getthelingo.com.conf </text:p>
      <text:p text:style-name="Standard"><text:s text:c="2"/>313 <text:s/>ls</text:p>
      <text:p text:style-name="Standard"><text:s text:c="2"/>314 <text:s/>vim danube.getthelingo.com.conf </text:p>
      <text:p text:style-name="Standard"><text:s text:c="2"/>315 <text:s/>vim getthelingo.com.conf </text:p>
      <text:p text:style-name="Standard"><text:s text:c="2"/>316 <text:s/>vim employer.getthelingo.com.conf </text:p>
      <text:p text:style-name="Standard"><text:s text:c="2"/>317 <text:s/>vim getthelingo.com.conf </text:p>
      <text:p text:style-name="Standard"><text:s text:c="2"/>318 <text:s/>vim employer.getthelingo.com.conf </text:p>
      <text:p text:style-name="Standard"><text:s text:c="2"/>319 <text:s/>ls</text:p>
      <text:p text:style-name="Standard"><text:s text:c="2"/>320 <text:s/>exit</text:p>
      <text:p text:style-name="Standard"><text:s text:c="2"/>321 <text:s/>cd /etc/nginx/conf.d/</text:p>
      <text:p text:style-name="Standard"><text:s text:c="2"/>322 <text:s/>ls</text:p>
      <text:p text:style-name="Standard"><text:s text:c="2"/>323 <text:s/>exit</text:p>
      <text:p text:style-name="Standard"><text:s text:c="2"/>324 <text:s/>cd /etc/nginx/conf.d/</text:p>
      <text:p text:style-name="Standard"><text:s text:c="2"/>325 <text:s/>ls</text:p>
      <text:p text:style-name="Standard"><text:s text:c="2"/>326 <text:s/>cd ..</text:p>
      <text:p text:style-name="Standard"><text:s text:c="2"/>327 <text:s/>clear</text:p>
      <text:p text:style-name="Standard"><text:s text:c="2"/>328 <text:s/>cat nginx.conf </text:p>
      <text:p text:style-name="Standard"><text:s text:c="2"/>329 <text:s/>cd ..</text:p>
      <text:p text:style-name="Standard"><text:s text:c="2"/>330 <text:s/>ls</text:p>
      <text:p text:style-name="Standard"><text:s text:c="2"/>331 <text:s/>cd ssl/</text:p>
      <text:p text:style-name="Standard"><text:s text:c="2"/>332 <text:s/>ls</text:p>
      <text:p text:style-name="Standard"><text:s text:c="2"/>333 <text:s/>vim cert.pem</text:p>
      <text:p text:style-name="Standard"><text:s text:c="2"/>334 <text:s/>vim key.pem</text:p>
      <text:p text:style-name="Standard"><text:s text:c="2"/>335 <text:s/>cd /etc/nginx/</text:p>
      <text:p text:style-name="Standard"><text:s text:c="2"/>336 <text:s/>ls</text:p>
      <text:p text:style-name="Standard"><text:s text:c="2"/>337 <text:s/>cat nginx.conf </text:p>
      <text:p text:style-name="Standard"><text:soft-page-break/><text:s text:c="2"/>338 <text:s/>ls</text:p>
      <text:p text:style-name="Standard"><text:s text:c="2"/>339 <text:s/>cd modules-available/</text:p>
      <text:p text:style-name="Standard"><text:s text:c="2"/>340 <text:s/>ls</text:p>
      <text:p text:style-name="Standard"><text:s text:c="2"/>341 <text:s/>vim ssl</text:p>
      <text:p text:style-name="Standard"><text:s text:c="2"/>342 <text:s/>cd ..</text:p>
      <text:p text:style-name="Standard"><text:s text:c="2"/>343 <text:s/>ls</text:p>
      <text:p text:style-name="Standard"><text:s text:c="2"/>344 <text:s/>cd conf.d/</text:p>
      <text:p text:style-name="Standard"><text:s text:c="2"/>345 <text:s/>ls</text:p>
      <text:p text:style-name="Standard"><text:s text:c="2"/>346 <text:s/>vim admin.getthelingo.com.conf </text:p>
      <text:p text:style-name="Standard"><text:s text:c="2"/>347 <text:s/>vim stage-admin.getthelingo.com.conf </text:p>
      <text:p text:style-name="Standard"><text:s text:c="2"/>348 <text:s/>vim danube.getthelingo.com.conf </text:p>
      <text:p text:style-name="Standard"><text:s text:c="2"/>349 <text:s/>vim stage-danube.getthelingo.com.conf </text:p>
      <text:p text:style-name="Standard"><text:s text:c="2"/>350 <text:s/>vim employer.getthelingo.com.conf </text:p>
      <text:p text:style-name="Standard"><text:s text:c="2"/>351 <text:s/>vim stage-employer.getthelingo.com.conf </text:p>
      <text:p text:style-name="Standard"><text:s text:c="2"/>352 <text:s/>vim exchangehouse.getthelingo.com.conf </text:p>
      <text:p text:style-name="Standard"><text:s text:c="2"/>353 <text:s/>vim stage-exchangehouse.getthelingo.com.conf </text:p>
      <text:p text:style-name="Standard"><text:s text:c="2"/>354 <text:s/>vim getthelingo.com.conf </text:p>
      <text:p text:style-name="Standard"><text:s text:c="2"/>355 <text:s/>vim stage.getthelingo.com.conf </text:p>
      <text:p text:style-name="Standard"><text:s text:c="2"/>356 <text:s/>nginx -t</text:p>
      <text:p text:style-name="Standard"><text:s text:c="2"/>357 <text:s/>cd ..</text:p>
      <text:p text:style-name="Standard"><text:s text:c="2"/>358 <text:s/>cat nginx.conf </text:p>
      <text:p text:style-name="Standard"><text:s text:c="2"/>359 <text:s/>clear</text:p>
      <text:p text:style-name="Standard"><text:s text:c="2"/>360 <text:s/>cat nginx.conf </text:p>
      <text:p text:style-name="Standard"><text:s text:c="2"/>361 <text:s/>ls</text:p>
      <text:p text:style-name="Standard"><text:s text:c="2"/>362 <text:s/>cd modules-enabled/</text:p>
      <text:p text:style-name="Standard"><text:s text:c="2"/>363 <text:s/>ls</text:p>
      <text:p text:style-name="Standard"><text:s text:c="2"/>364 <text:s/>cd ..</text:p>
      <text:p text:style-name="Standard"><text:s text:c="2"/>365 <text:s/>ls</text:p>
      <text:p text:style-name="Standard"><text:s text:c="2"/>366 <text:s/>cd modules-available/</text:p>
      <text:p text:style-name="Standard"><text:s text:c="2"/>367 <text:s/>l</text:p>
      <text:p text:style-name="Standard"><text:s text:c="2"/>368 <text:s/>mv ssl ../modules-enabled/ssl.conf</text:p>
      <text:p text:style-name="Standard"><text:s text:c="2"/>369 <text:s/>ls</text:p>
      <text:p text:style-name="Standard"><text:s text:c="2"/>370 <text:s/>cd ../</text:p>
      <text:p text:style-name="Standard"><text:s text:c="2"/>371 <text:s/>ls</text:p>
      <text:p text:style-name="Standard"><text:s text:c="2"/>372 <text:s/>cd conf.d/</text:p>
      <text:p text:style-name="Standard"><text:s text:c="2"/>373 <text:s/>ls</text:p>
      <text:p text:style-name="Standard"><text:s text:c="2"/>374 <text:s/>vim admin.getthelingo.com.conf </text:p>
      <text:p text:style-name="Standard"><text:s text:c="2"/>375 <text:s/>vim stage-admin.getthelingo.com.conf </text:p>
      <text:p text:style-name="Standard"><text:s text:c="2"/>376 <text:s/>vim danube.getthelingo.com.conf </text:p>
      <text:p text:style-name="Standard"><text:s text:c="2"/>377 <text:s/>vim stage-danube.getthelingo.com.conf </text:p>
      <text:p text:style-name="Standard"><text:s text:c="2"/>378 <text:s/>vim employer.getthelingo.com.conf </text:p>
      <text:p text:style-name="Standard"><text:s text:c="2"/>379 <text:s/>vim stage-employer.getthelingo.com.conf </text:p>
      <text:p text:style-name="Standard"><text:s text:c="2"/>380 <text:s/>ls</text:p>
      <text:p text:style-name="Standard"><text:s text:c="2"/>381 <text:s/>vim exchangehouse.getthelingo.com.conf </text:p>
      <text:p text:style-name="Standard"><text:s text:c="2"/>382 <text:s/>vim stage-exchangehouse.getthelingo.com.conf </text:p>
      <text:p text:style-name="Standard"><text:s text:c="2"/>383 <text:s/>vim getthelingo.com.conf </text:p>
      <text:p text:style-name="Standard"><text:s text:c="2"/>384 <text:s/>vim stage.getthelingo.com.conf </text:p>
      <text:p text:style-name="Standard"><text:s text:c="2"/>385 <text:s/>nginx -t</text:p>
      <text:p text:style-name="Standard"><text:s text:c="2"/>386 <text:s/>cd ..</text:p>
      <text:p text:style-name="Standard"><text:soft-page-break/><text:s text:c="2"/>387 <text:s/>ls</text:p>
      <text:p text:style-name="Standard"><text:s text:c="2"/>388 <text:s/>cd modules-</text:p>
      <text:p text:style-name="Standard"><text:s text:c="2"/>389 <text:s/>cd modules-enabled/</text:p>
      <text:p text:style-name="Standard"><text:s text:c="2"/>390 <text:s/>ls</text:p>
      <text:p text:style-name="Standard"><text:s text:c="2"/>391 <text:s/>cat ssl.conf </text:p>
      <text:p text:style-name="Standard"><text:s text:c="2"/>392 <text:s/>cd ..</text:p>
      <text:p text:style-name="Standard"><text:s text:c="2"/>393 <text:s/>cd conf.d/</text:p>
      <text:p text:style-name="Standard"><text:s text:c="2"/>394 <text:s/>ls</text:p>
      <text:p text:style-name="Standard"><text:s text:c="2"/>395 <text:s/>vim admin.getthelingo.com.conf </text:p>
      <text:p text:style-name="Standard"><text:s text:c="2"/>396 <text:s/>vim stage-admin.getthelingo.com.conf </text:p>
      <text:p text:style-name="Standard"><text:s text:c="2"/>397 <text:s/>vim danube.getthelingo.com.conf </text:p>
      <text:p text:style-name="Standard"><text:s text:c="2"/>398 <text:s/>vim stage-danube.getthelingo.com.conf </text:p>
      <text:p text:style-name="Standard"><text:s text:c="2"/>399 <text:s/>vim employer.getthelingo.com.conf </text:p>
      <text:p text:style-name="Standard"><text:s text:c="2"/>400 <text:s/>vim stage-employer.getthelingo.com.conf </text:p>
      <text:p text:style-name="Standard"><text:s text:c="2"/>401 <text:s/>vim exchangehouse.getthelingo.com.conf </text:p>
      <text:p text:style-name="Standard"><text:s text:c="2"/>402 <text:s/>vim stage-exchangehouse.getthelingo.com.conf </text:p>
      <text:p text:style-name="Standard"><text:s text:c="2"/>403 <text:s/>vim getthelingo.com.conf </text:p>
      <text:p text:style-name="Standard"><text:s text:c="2"/>404 <text:s/>vim stage.getthelingo.com.conf </text:p>
      <text:p text:style-name="Standard"><text:s text:c="2"/>405 <text:s/>cd ..</text:p>
      <text:p text:style-name="Standard"><text:s text:c="2"/>406 <text:s/>ls</text:p>
      <text:p text:style-name="Standard"><text:s text:c="2"/>407 <text:s/>cd modules-enabled/</text:p>
      <text:p text:style-name="Standard"><text:s text:c="2"/>408 <text:s/>ls</text:p>
      <text:p text:style-name="Standard"><text:s text:c="2"/>409 <text:s/>rm -rf ssl.conf </text:p>
      <text:p text:style-name="Standard"><text:s text:c="2"/>410 <text:s/>cd ..</text:p>
      <text:p text:style-name="Standard"><text:s text:c="2"/>411 <text:s/>nginx -t</text:p>
      <text:p text:style-name="Standard"><text:s text:c="2"/>412 <text:s/>systemctl restart nginx</text:p>
      <text:p text:style-name="Standard"><text:s text:c="2"/>413 <text:s/>crontab -e</text:p>
      <text:p text:style-name="Standard"><text:s text:c="2"/>414 <text:s/>crontab</text:p>
      <text:p text:style-name="Standard"><text:s text:c="2"/>415 <text:s/>crontab -e</text:p>
      <text:p text:style-name="Standard"><text:s text:c="2"/>416 <text:s/>certbot delete</text:p>
      <text:p text:style-name="Standard"><text:s text:c="2"/>417 <text:s/>apt purge python-certbot-nginx</text:p>
      <text:p text:style-name="Standard"><text:s text:c="2"/>418 <text:s/>apt purge certbot</text:p>
      <text:p text:style-name="Standard"><text:s text:c="2"/>419 <text:s/>dpkg -l *certbot*</text:p>
      <text:p text:style-name="Standard"><text:s text:c="2"/>420 <text:s/>certbot</text:p>
      <text:p text:style-name="Standard"><text:s text:c="2"/>421 <text:s/>certbot -h</text:p>
      <text:p text:style-name="Standard"><text:s text:c="2"/>422 <text:s/>certbot delete</text:p>
      <text:p text:style-name="Standard"><text:s text:c="2"/>423 <text:s/>apt purge certbot</text:p>
      <text:p text:style-name="Standard"><text:s text:c="2"/>424 <text:s/>apt remove certbot</text:p>
      <text:p text:style-name="Standard"><text:s text:c="2"/>425 <text:s/>apt-get remove python-certbot-apache</text:p>
      <text:p text:style-name="Standard"><text:s text:c="2"/>426 <text:s/>apt-get remove <text:s/>python3-certbot-apache</text:p>
      <text:p text:style-name="Standard"><text:s text:c="2"/>427 <text:s/>apt-get remove <text:s/>python3-certbot-nginx</text:p>
      <text:p text:style-name="Standard"><text:s text:c="2"/>428 <text:s/>apt purge python3-certbot-nginx</text:p>
      <text:p text:style-name="Standard"><text:s text:c="2"/>429 <text:s/>apt purge certbot</text:p>
      <text:p text:style-name="Standard"><text:s text:c="2"/>430 <text:s/>whereis certbot</text:p>
      <text:p text:style-name="Standard"><text:s text:c="2"/>431 <text:s/>cd /usr/www/getthelingo.com/</text:p>
      <text:p text:style-name="Standard"><text:s text:c="2"/>432 <text:s/>cdclie</text:p>
      <text:p text:style-name="Standard"><text:s text:c="2"/>433 <text:s/>cd client/</text:p>
      <text:p text:style-name="Standard"><text:s text:c="2"/>434 <text:s/>ls</text:p>
      <text:p text:style-name="Standard"><text:s text:c="2"/>435 <text:s/>cd admin/</text:p>
      <text:p text:style-name="Standard"><text:soft-page-break/><text:s text:c="2"/>436 <text:s/>vim .env n</text:p>
      <text:p text:style-name="Standard"><text:s text:c="2"/>437 <text:s/>vim .env</text:p>
      <text:p text:style-name="Standard"><text:s text:c="2"/>438 <text:s/>cd ..</text:p>
      <text:p text:style-name="Standard"><text:s text:c="2"/>439 <text:s/>ls</text:p>
      <text:p text:style-name="Standard"><text:s text:c="2"/>440 <text:s/>cd danube/</text:p>
      <text:p text:style-name="Standard"><text:s text:c="2"/>441 <text:s/>vim e.</text:p>
      <text:p text:style-name="Standard"><text:s text:c="2"/>442 <text:s/>ls</text:p>
      <text:p text:style-name="Standard"><text:s text:c="2"/>443 <text:s/>ls -a</text:p>
      <text:p text:style-name="Standard"><text:s text:c="2"/>444 <text:s/>vim .env </text:p>
      <text:p text:style-name="Standard"><text:s text:c="2"/>445 <text:s/>cd ..</text:p>
      <text:p text:style-name="Standard"><text:s text:c="2"/>446 <text:s/>ls</text:p>
      <text:p text:style-name="Standard"><text:s text:c="2"/>447 <text:s/>cd dsa/</text:p>
      <text:p text:style-name="Standard"><text:s text:c="2"/>448 <text:s/>ls</text:p>
      <text:p text:style-name="Standard"><text:s text:c="2"/>449 <text:s/>ls -a</text:p>
      <text:p text:style-name="Standard"><text:s text:c="2"/>450 <text:s/>vim .env </text:p>
      <text:p text:style-name="Standard"><text:s text:c="2"/>451 <text:s/>cd ..</text:p>
      <text:p text:style-name="Standard"><text:s text:c="2"/>452 <text:s/>ls</text:p>
      <text:p text:style-name="Standard"><text:s text:c="2"/>453 <text:s/>cd employer/</text:p>
      <text:p text:style-name="Standard"><text:s text:c="2"/>454 <text:s/>vim .env </text:p>
      <text:p text:style-name="Standard"><text:s text:c="2"/>455 <text:s/>cd ..</text:p>
      <text:p text:style-name="Standard"><text:s text:c="2"/>456 <text:s/>cd exchangeHouse/</text:p>
      <text:p text:style-name="Standard"><text:s text:c="2"/>457 <text:s/>vim .env </text:p>
      <text:p text:style-name="Standard"><text:s text:c="2"/>458 <text:s/>cd ..</text:p>
      <text:p text:style-name="Standard"><text:s text:c="2"/>459 <text:s/>pm2 start --name getthelingo.com index.js -i max</text:p>
      <text:p text:style-name="Standard"><text:s text:c="2"/>460 <text:s/>cd client/</text:p>
      <text:p text:style-name="Standard"><text:s text:c="2"/>461 <text:s/>cd admin/</text:p>
      <text:p text:style-name="Standard"><text:s text:c="2"/>462 <text:s/>cat .env </text:p>
      <text:p text:style-name="Standard"><text:s text:c="2"/>463 <text:s/>cd ..</text:p>
      <text:p text:style-name="Standard"><text:s text:c="2"/>464 <text:s/>ls</text:p>
      <text:p text:style-name="Standard"><text:s text:c="2"/>465 <text:s/>pm2 stop getthelingo.com</text:p>
      <text:p text:style-name="Standard"><text:s text:c="2"/>466 <text:s/>exit</text:p>
      <text:p text:style-name="Standard"><text:s text:c="2"/>467 <text:s/>cd /usr/www/</text:p>
      <text:p text:style-name="Standard"><text:s text:c="2"/>468 <text:s/>ls</text:p>
      <text:p text:style-name="Standard"><text:s text:c="2"/>469 <text:s/>cd getthelingo.com/</text:p>
      <text:p text:style-name="Standard"><text:s text:c="2"/>470 <text:s/>git remote show origin</text:p>
      <text:p text:style-name="Standard"><text:s text:c="2"/>471 <text:s/>cd ..</text:p>
      <text:p text:style-name="Standard"><text:s text:c="2"/>472 <text:s/>git clone -b stage https://github.com/BEKS-IT/hrcms.git</text:p>
      <text:p text:style-name="Standard"><text:s text:c="2"/>473 <text:s/>mv hrcms/ stage.getthelingo.com</text:p>
      <text:p text:style-name="Standard"><text:s text:c="2"/>474 <text:s/>cd stage.getthelingo.com/</text:p>
      <text:p text:style-name="Standard"><text:s text:c="2"/>475 <text:s/>git branch</text:p>
      <text:p text:style-name="Standard"><text:s text:c="2"/>476 <text:s/>vim .env</text:p>
      <text:p text:style-name="Standard"><text:s text:c="2"/>477 <text:s/>cd client/</text:p>
      <text:p text:style-name="Standard"><text:s text:c="2"/>478 <text:s/>cd admin/</text:p>
      <text:p text:style-name="Standard"><text:s text:c="2"/>479 <text:s/>vim .env</text:p>
      <text:p text:style-name="Standard"><text:s text:c="2"/>480 <text:s/>cp .env ../danube/</text:p>
      <text:p text:style-name="Standard"><text:s text:c="2"/>481 <text:s/>cp .env ../dsa/</text:p>
      <text:p text:style-name="Standard"><text:s text:c="2"/>482 <text:s/>cp .env ../employer/</text:p>
      <text:p text:style-name="Standard"><text:s text:c="2"/>483 <text:s/>cp .env ../exchangeHouse/</text:p>
      <text:p text:style-name="Standard"><text:s text:c="2"/>484 <text:s/>cd ..</text:p>
      <text:p text:style-name="Standard"><text:soft-page-break/><text:s text:c="2"/>485 <text:s/>ls</text:p>
      <text:p text:style-name="Standard"><text:s text:c="2"/>486 <text:s/>cd danube/</text:p>
      <text:p text:style-name="Standard"><text:s text:c="2"/>487 <text:s/>ls -a</text:p>
      <text:p text:style-name="Standard"><text:s text:c="2"/>488 <text:s/>cd ..</text:p>
      <text:p text:style-name="Standard"><text:s text:c="2"/>489 <text:s/>git pull origin stage &amp;&amp; yarn &amp;&amp; yarn upgrade hrcms-dist &amp;&amp; cd client/admin/ &amp;&amp; yarn &amp;&amp; yarn build &amp;&amp; cd ../employer &amp;&amp; yarn &amp;&amp; yarn build &amp;&amp; cd ../exchangeHouse &amp;&amp; yarn &amp;&amp; yarn build</text:p>
      <text:p text:style-name="Standard"><text:s text:c="2"/>490 <text:s/>cd ..</text:p>
      <text:p text:style-name="Standard"><text:s text:c="2"/>491 <text:s/>vim .env </text:p>
      <text:p text:style-name="Standard"><text:s text:c="2"/>492 <text:s/>pm2 start --name stage.getthelingo.com index.js -i max</text:p>
      <text:p text:style-name="Standard"><text:s text:c="2"/>493 <text:s/>pm2 restart all</text:p>
      <text:p text:style-name="Standard"><text:s text:c="2"/>494 <text:s/>exit</text:p>
      <text:p text:style-name="Standard"><text:s text:c="2"/>495 <text:s/>systemctl stop nginx</text:p>
      <text:p text:style-name="Standard"><text:s text:c="2"/>496 <text:s/>ping stage-exchangehouse</text:p>
      <text:p text:style-name="Standard"><text:s text:c="2"/>497 <text:s/>ping stage-exchangehouse.getthelingo.comm</text:p>
      <text:p text:style-name="Standard"><text:s text:c="2"/>498 <text:s/>ping stage-exchangehouse.getthelingo.com</text:p>
      <text:p text:style-name="Standard"><text:s text:c="2"/>499 <text:s/>cd /usr/www/</text:p>
      <text:p text:style-name="Standard"><text:s text:c="2"/>500 <text:s/>ls</text:p>
      <text:p text:style-name="Standard"><text:s text:c="2"/>501 <text:s/>mv hrcms/ getthelingo.com</text:p>
      <text:p text:style-name="Standard"><text:s text:c="2"/>502 <text:s/>ls</text:p>
      <text:p text:style-name="Standard"><text:s text:c="2"/>503 <text:s/>cd /etc/nginx/</text:p>
      <text:p text:style-name="Standard"><text:s text:c="2"/>504 <text:s/>ls</text:p>
      <text:p text:style-name="Standard"><text:s text:c="2"/>505 <text:s/>cd conf.d/</text:p>
      <text:p text:style-name="Standard"><text:s text:c="2"/>506 <text:s/>ls</text:p>
      <text:p text:style-name="Standard"><text:s text:c="2"/>507 <text:s/>pm2 ls</text:p>
      <text:p text:style-name="Standard"><text:s text:c="2"/>508 <text:s/>cd /usr/www/</text:p>
      <text:p text:style-name="Standard"><text:s text:c="2"/>509 <text:s/>ls</text:p>
      <text:p text:style-name="Standard"><text:s text:c="2"/>510 <text:s/>whereis yarn</text:p>
      <text:p text:style-name="Standard"><text:s text:c="2"/>511 <text:s/>cd ~</text:p>
      <text:p text:style-name="Standard"><text:s text:c="2"/>512 <text:s/>cat .bashrc </text:p>
      <text:p text:style-name="Standard"><text:s text:c="2"/>513 <text:s/>whereis yarn</text:p>
      <text:p text:style-name="Standard"><text:s text:c="2"/>514 <text:s/>whereis pm2</text:p>
      <text:p text:style-name="Standard"><text:s text:c="2"/>515 <text:s/>pm2 ls</text:p>
      <text:p text:style-name="Standard"><text:s text:c="2"/>516 <text:s/>pm2 save</text:p>
      <text:p text:style-name="Standard"><text:s text:c="2"/>517 <text:s/>cd /usr/www/</text:p>
      <text:p text:style-name="Standard"><text:s text:c="2"/>518 <text:s/>ls</text:p>
      <text:p text:style-name="Standard"><text:s text:c="2"/>519 <text:s/>cd getthelingo.com/</text:p>
      <text:p text:style-name="Standard"><text:s text:c="2"/>520 <text:s/>ls</text:p>
      <text:p text:style-name="Standard"><text:s text:c="2"/>521 <text:s/>cat .env </text:p>
      <text:p text:style-name="Standard"><text:s text:c="2"/>522 <text:s/>cd ..</text:p>
      <text:p text:style-name="Standard"><text:s text:c="2"/>523 <text:s/>ls</text:p>
      <text:p text:style-name="Standard"><text:s text:c="2"/>524 <text:s/>cd stage.getthelingo.com/</text:p>
      <text:p text:style-name="Standard"><text:s text:c="2"/>525 <text:s/>cat .env</text:p>
      <text:p text:style-name="Standard"><text:s text:c="2"/>526 <text:s/>vim .env </text:p>
      <text:p text:style-name="Standard"><text:s text:c="2"/>527 <text:s/>pm2 ls</text:p>
      <text:p text:style-name="Standard"><text:s text:c="2"/>528 <text:s/>pm2 restart stage.getthelingo.com</text:p>
      <text:p text:style-name="Standard"><text:s text:c="2"/>529 <text:s/>pm2 logs stage.getthelingo.com</text:p>
      <text:p text:style-name="Standard"><text:s text:c="2"/>530 <text:s/>exit</text:p>
      <text:p text:style-name="Standard"><text:s text:c="2"/>531 <text:s/>cd /usr/www/</text:p>
      <text:p text:style-name="Standard"><text:soft-page-break/><text:s text:c="2"/>532 <text:s/>ls</text:p>
      <text:p text:style-name="Standard"><text:s text:c="2"/>533 <text:s/>cd getthelingo.com/</text:p>
      <text:p text:style-name="Standard"><text:s text:c="2"/>534 <text:s/>git branch</text:p>
      <text:p text:style-name="Standard"><text:s text:c="2"/>535 <text:s/>git pull origin dev &amp;&amp; yarn &amp;&amp; yarn upgrade hrcms-dist &amp;&amp; cd client/admin/ &amp;&amp; yarn &amp;&amp; yarn build &amp;&amp; cd ../employer &amp;&amp; yarn &amp;&amp; yarn build &amp;&amp; cd ../exchangeHouse &amp;&amp; yarn &amp;&amp; yarn build &amp;&amp; pm2 restart getthelingo.com &amp;&amp; pm2 logs getthelingo.com</text:p>
      <text:p text:style-name="Standard"><text:s text:c="2"/>536 <text:s/>cd ..</text:p>
      <text:p text:style-name="Standard"><text:s text:c="2"/>537 <text:s/>ls</text:p>
      <text:p text:style-name="Standard"><text:s text:c="2"/>538 <text:s/>cd stage.getthelingo.com/</text:p>
      <text:p text:style-name="Standard"><text:s text:c="2"/>539 <text:s/>git pull origin stage &amp;&amp; yarn &amp;&amp; yarn upgrade hrcms-dist &amp;&amp; cd client/admin/ &amp;&amp; yarn &amp;&amp; yarn build &amp;&amp; cd ../employer &amp;&amp; yarn &amp;&amp; yarn build &amp;&amp; cd ../exchangeHouse &amp;&amp; yarn &amp;&amp; yarn build &amp;&amp; pm2 restart stage.getthelingo.com &amp;&amp; pm2 logs stage.getthelingo.com</text:p>
      <text:p text:style-name="Standard"><text:s text:c="2"/>540 <text:s/>pm2 ls</text:p>
      <text:p text:style-name="Standard"><text:s text:c="2"/>541 <text:s/>cd /usr/www/stage.getthelingo.com/</text:p>
      <text:p text:style-name="Standard"><text:s text:c="2"/>542 <text:s/>cat .env </text:p>
      <text:p text:style-name="Standard"><text:s text:c="2"/>543 <text:s/>exit</text:p>
      <text:p text:style-name="Standard"><text:s text:c="2"/>544 <text:s/>cd /usr/www/</text:p>
      <text:p text:style-name="Standard"><text:s text:c="2"/>545 <text:s/>ls</text:p>
      <text:p text:style-name="Standard"><text:s text:c="2"/>546 <text:s/>cd getthelingo.com/</text:p>
      <text:p text:style-name="Standard"><text:s text:c="2"/>547 <text:s/>ls</text:p>
      <text:p text:style-name="Standard"><text:s text:c="2"/>548 <text:s/>vim .env </text:p>
      <text:p text:style-name="Standard"><text:s text:c="2"/>549 <text:s/>cd ..</text:p>
      <text:p text:style-name="Standard"><text:s text:c="2"/>550 <text:s/>ls</text:p>
      <text:p text:style-name="Standard"><text:s text:c="2"/>551 <text:s/>cd stage.getthelingo.com/</text:p>
      <text:p text:style-name="Standard"><text:s text:c="2"/>552 <text:s/>vim .env </text:p>
      <text:p text:style-name="Standard"><text:s text:c="2"/>553 <text:s/>pm2 restart all</text:p>
      <text:p text:style-name="Standard"><text:s text:c="2"/>554 <text:s/>cd ~/.ssh/</text:p>
      <text:p text:style-name="Standard"><text:s text:c="2"/>555 <text:s/>vim authorized_keys </text:p>
      <text:p text:style-name="Standard"><text:s text:c="2"/>556 <text:s/>systemctl restart sshd</text:p>
      <text:p text:style-name="Standard"><text:s text:c="2"/>557 <text:s/>exit</text:p>
      <text:p text:style-name="Standard"><text:s text:c="2"/>558 <text:s/>pm2 ls</text:p>
      <text:p text:style-name="Standard"><text:s text:c="2"/>559 <text:s/>cd /etc/nginx/conf.d/</text:p>
      <text:p text:style-name="Standard"><text:s text:c="2"/>560 <text:s/>ls</text:p>
      <text:p text:style-name="Standard"><text:s text:c="2"/>561 <text:s/>cd</text:p>
      <text:p text:style-name="Standard"><text:s text:c="2"/>562 <text:s/>cd /usr/www/</text:p>
      <text:p text:style-name="Standard"><text:s text:c="2"/>563 <text:s/>ls</text:p>
      <text:p text:style-name="Standard"><text:s text:c="2"/>564 <text:s/>cd getthelingo.com/</text:p>
      <text:p text:style-name="Standard"><text:s text:c="2"/>565 <text:s/>ls</text:p>
      <text:p text:style-name="Standard"><text:s text:c="2"/>566 <text:s/>cd client/</text:p>
      <text:p text:style-name="Standard"><text:s text:c="2"/>567 <text:s/>ls</text:p>
      <text:p text:style-name="Standard"><text:s text:c="2"/>568 <text:s/>cd</text:p>
      <text:p text:style-name="Standard"><text:s text:c="2"/>569 <text:s/>exit</text:p>
      <text:p text:style-name="Standard"><text:s text:c="2"/>570 <text:s/>history </text:p>
      <text:p text:style-name="Standard"><text:s text:c="2"/>571 <text:s/>exit</text:p>
      <text:p text:style-name="Standard"><text:s text:c="2"/>572 <text:s/>history</text:p>
      <text:p text:style-name="Standard">root@ip-172-31-89-182:~#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2:05:58.073869873</meta:creation-date>
    <dc:date>2023-08-24T12:07:07.397728164</dc:date>
    <meta:editing-duration>PT1M10S</meta:editing-duration>
    <meta:editing-cycles>1</meta:editing-cycles>
    <meta:document-statistic meta:table-count="0" meta:image-count="0" meta:object-count="0" meta:page-count="12" meta:paragraph-count="574" meta:word-count="2033" meta:character-count="14757" meta:non-whitespace-character-count="11375"/>
    <meta:generator>LibreOffice/7.3.7.2$Linux_X86_64 LibreOffice_project/30$Build-2</meta:generator>
  </office:meta>
</office:document-meta>
</file>